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Helvetica, 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a475b3" officeooo:paragraph-rsid="0008a544"/>
    </style:style>
    <style:style style:name="P3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5ae650" officeooo:paragraph-rsid="0008a544"/>
    </style:style>
    <style:style style:name="P4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11011ab" officeooo:paragraph-rsid="0008a544"/>
    </style:style>
    <style:style style:name="P5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11011ab" officeooo:paragraph-rsid="0008a544" style:font-weight-asian="normal" style:font-weight-complex="normal"/>
    </style:style>
    <style:style style:name="P6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1255b10" officeooo:paragraph-rsid="0008a544"/>
    </style:style>
    <style:style style:name="P7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125797f" officeooo:paragraph-rsid="0008a544"/>
    </style:style>
    <style:style style:name="P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127160d" officeooo:paragraph-rsid="0008a544"/>
    </style:style>
    <style:style style:name="P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12d7582" officeooo:paragraph-rsid="0008a544"/>
    </style:style>
    <style:style style:name="P10" style:family="paragraph" style:parent-style-name="Standard">
      <style:paragraph-properties>
        <style:tab-stops>
          <style:tab-stop style:position="2.207cm"/>
        </style:tab-stops>
      </style:paragraph-properties>
      <style:text-properties fo:font-variant="normal" fo:text-transform="none" fo:color="#505050" style:font-name="OpenSans" fo:font-size="9pt" fo:letter-spacing="normal" fo:font-style="normal" fo:font-weight="normal" officeooo:rsid="012efbc3" officeooo:paragraph-rsid="0008a544"/>
    </style:style>
    <style:style style:name="P11" style:family="paragraph" style:parent-style-name="Standard">
      <style:text-properties fo:font-variant="normal" fo:text-transform="none" fo:color="#000000" style:font-name="OpenSans" fo:font-size="9pt" fo:letter-spacing="normal" fo:font-style="normal" fo:font-weight="bold" officeooo:rsid="005ae650" officeooo:paragraph-rsid="0008a544" style:font-weight-asian="bold" style:font-weight-complex="bold"/>
    </style:style>
    <style:style style:name="P12" style:family="paragraph" style:parent-style-name="Standard">
      <style:text-properties fo:font-variant="normal" fo:text-transform="none" fo:color="#000000" style:font-name="OpenSans" fo:font-size="9pt" fo:letter-spacing="normal" fo:font-style="normal" fo:font-weight="bold" officeooo:rsid="011011ab" officeooo:paragraph-rsid="0008a544" style:font-weight-asian="bold" style:font-weight-complex="bold"/>
    </style:style>
    <style:style style:name="P13" style:family="paragraph" style:parent-style-name="Standard">
      <style:text-properties fo:font-variant="normal" fo:text-transform="none" fo:color="#333333" style:font-name="OpenSans" fo:font-size="9pt" fo:letter-spacing="normal" fo:font-style="normal" fo:font-weight="normal" officeooo:rsid="00a475b3" officeooo:paragraph-rsid="0008a544"/>
    </style:style>
    <style:style style:name="P14" style:family="paragraph" style:parent-style-name="Standard">
      <style:text-properties fo:font-variant="normal" fo:text-transform="none" fo:color="#111111" style:font-name="OpenSans" fo:font-size="9pt" fo:letter-spacing="normal" fo:font-style="normal" fo:font-weight="normal" officeooo:rsid="011011ab" officeooo:paragraph-rsid="0008a544" style:font-weight-asian="normal" style:font-weight-complex="normal"/>
    </style:style>
    <style:style style:name="P15" style:family="paragraph" style:parent-style-name="Text_20_body">
      <style:paragraph-properties>
        <style:tab-stops>
          <style:tab-stop style:position="2.207cm"/>
        </style:tab-stops>
      </style:paragraph-properties>
      <style:text-properties officeooo:paragraph-rsid="0008a544"/>
    </style:style>
    <style:style style:name="P16" style:family="paragraph" style:parent-style-name="Text_20_body">
      <style:paragraph-properties fo:margin-left="0cm" fo:margin-right="0cm" fo:margin-top="0cm" fo:margin-bottom="0.302cm" style:contextual-spacing="false" fo:orphans="2" fo:widows="2" fo:text-indent="0cm" style:auto-text-indent="false"/>
      <style:text-properties fo:font-variant="normal" fo:text-transform="none" fo:color="#505050" style:font-name="OpenSans" fo:font-size="9pt" fo:letter-spacing="normal" fo:font-style="normal" fo:font-weight="normal" officeooo:rsid="013d21d7" officeooo:paragraph-rsid="0008a544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.302cm" style:contextual-spacing="false" fo:orphans="2" fo:widows="2" fo:text-indent="0cm" style:auto-text-indent="false"/>
      <style:text-properties fo:font-variant="normal" fo:text-transform="none" fo:color="#505050" style:font-name="OpenSans" fo:font-size="10pt" fo:letter-spacing="normal" fo:font-style="normal" fo:font-weight="bold" officeooo:rsid="013398cd" officeooo:paragraph-rsid="0008a544" style:font-weight-asian="bold" style:font-weight-complex="bold"/>
    </style:style>
    <style:style style:name="P18" style:family="paragraph" style:parent-style-name="Text_20_body">
      <style:paragraph-properties fo:margin-left="0cm" fo:margin-right="0cm" fo:margin-top="0cm" fo:margin-bottom="0.302cm" style:contextual-spacing="false" fo:orphans="2" fo:widows="2" fo:text-indent="0cm" style:auto-text-indent="false"/>
      <style:text-properties officeooo:rsid="013d21d7" officeooo:paragraph-rsid="0008a544"/>
    </style:style>
    <style:style style:name="P19" style:family="paragraph" style:parent-style-name="Text_20_body">
      <style:paragraph-properties fo:margin-left="0cm" fo:margin-right="0cm" fo:margin-top="0cm" fo:margin-bottom="0.302cm" style:contextual-spacing="false" fo:text-indent="0cm" style:auto-text-indent="false"/>
      <style:text-properties officeooo:paragraph-rsid="0008a544"/>
    </style:style>
    <style:style style:name="P20" style:family="paragraph" style:parent-style-name="Quotations">
      <style:paragraph-properties fo:margin-top="0cm" fo:margin-bottom="0cm" style:contextual-spacing="false" fo:orphans="2" fo:widows="2" fo:padding-left="0.049cm" fo:padding-right="0cm" fo:padding-top="0cm" fo:padding-bottom="0cm" fo:border-left="0.06pt solid #cccccc" fo:border-right="none" fo:border-top="none" fo:border-bottom="none" style:writing-mode="lr-tb"/>
      <style:text-properties fo:font-variant="normal" fo:text-transform="none" fo:color="#222222" style:font-name="arial" fo:font-size="10.3000001907349pt" fo:letter-spacing="normal" fo:font-style="normal" fo:font-weight="normal"/>
    </style:style>
    <style:style style:name="P21" style:family="paragraph" style:parent-style-name="Quotations">
      <style:paragraph-properties fo:margin-top="0cm" fo:margin-bottom="0cm" style:contextual-spacing="false" fo:orphans="2" fo:widows="2" fo:padding-left="0.049cm" fo:padding-right="0cm" fo:padding-top="0cm" fo:padding-bottom="0cm" fo:border-left="0.06pt solid #cccccc" fo:border-right="none" fo:border-top="none" fo:border-bottom="none" style:writing-mode="lr-tb"/>
    </style:style>
    <style:style style:name="P22" style:family="paragraph" style:parent-style-name="Quotations">
      <style:paragraph-properties fo:margin-left="0cm" fo:margin-right="0cm" fo:margin-top="0cm" fo:margin-bottom="0cm" style:contextual-spacing="false" fo:orphans="2" fo:widows="2" fo:text-indent="0cm" style:auto-text-indent="false" fo:padding-left="0.049cm" fo:padding-right="0cm" fo:padding-top="0cm" fo:padding-bottom="0cm" fo:border-left="0.06pt solid #cccccc" fo:border-right="none" fo:border-top="none" fo:border-bottom="none" style:writing-mode="lr-tb"/>
      <style:text-properties fo:font-variant="normal" fo:text-transform="none" fo:color="#222222" style:font-name="arial" fo:font-size="10.3000001907349pt" fo:letter-spacing="normal" fo:font-style="normal" fo:font-weight="normal"/>
    </style:style>
    <style:style style:name="P23" style:family="paragraph" style:parent-style-name="Quotations">
      <style:paragraph-properties fo:margin-left="0cm" fo:margin-right="0cm" fo:margin-top="0cm" fo:margin-bottom="0cm" style:contextual-spacing="false" fo:orphans="2" fo:widows="2" fo:text-indent="0cm" style:auto-text-indent="false" fo:padding-left="0.049cm" fo:padding-right="0cm" fo:padding-top="0cm" fo:padding-bottom="0cm" fo:border-left="0.06pt solid #cccccc" fo:border-right="none" fo:border-top="none" fo:border-bottom="none" style:writing-mode="lr-tb"/>
    </style:style>
    <style:style style:name="T1" style:family="text">
      <style:text-properties officeooo:rsid="0008a544"/>
    </style:style>
    <style:style style:name="T2" style:family="text">
      <style:text-properties officeooo:rsid="00a57fc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1385d52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font-variant="normal" fo:text-transform="none" fo:color="#505050" style:font-name="OpenSans" fo:font-size="9pt" fo:letter-spacing="normal" fo:font-style="normal" fo:font-weight="normal" officeooo:rsid="012efb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<text:span text:style-name="T1">Create Tempaory table to store data and transfer two other table---------</text:span></text:p>
      <text:p text:style-name="Standard"/>
      <text:p text:style-name="P22">CREATE TEMPORARY TABLE temp_vehicle_ownership </text:p>
      <text:p text:style-name="P20">SELECT * FROM vehicle_ownership where vin = '' and transaction_type is null;</text:p>
      <text:p text:style-name="P21"/>
      <text:p text:style-name="P21"/>
      <text:p text:style-name="P20">update cases c inner join temp_vehicle_ownership tvo on c.individual_id = tvo.individual_id </text:p>
      <text:p text:style-name="P22">set c.brand_vehicle_type = tvo.brand_vehicle_type where tvo.individual_id is not null and tvo.brand_vehicle_type is not null</text:p>
      <text:p text:style-name="P23"/>
      <text:p text:style-name="P20">DROP TEMPORARY TABLE temp_vehicle_ownership;</text:p>
      <text:p text:style-name="P21"/>
      <text:p text:style-name="P20">delete from vehicle_ownership where vin = '' and transaction_type is null;</text:p>
      <text:p text:style-name="Standard"/>
      <text:p text:style-name="Standard"/>
      <text:p text:style-name="P3"/>
      <text:p text:style-name="P11">---------------------------<text:span text:style-name="T2">getLast Two Year -------------------------------------------</text:span></text:p>
      <text:p text:style-name="P3"/>
      <text:p text:style-name="P13">SELECT distinct l.* FROM lms.lead l</text:p>
      <text:p text:style-name="P13"><text:s text:c="2"/>LEFT JOIN lms.individual i ON l.prospect_id = i.id </text:p>
      <text:p text:style-name="P13"><text:s/>LEFT JOIN lms.address a ON <text:s/>i.address_id = a.id </text:p>
      <text:p text:style-name="P13"><text:s/>LEFT JOIN lms.country c ON a.country_id = c.id </text:p>
      <text:p text:style-name="P13"><text:s text:c="2"/>LEFT JOIN lms.dealer_users du ON </text:p>
      <text:p text:style-name="P13"><text:s text:c="2"/>( l.dealer_id = du.dealer_id and du.user_id= 64 ) </text:p>
      <text:p text:style-name="P13">or <text:s/>( l.assigned_to = 64) Where l.status_id = 1 </text:p>
      <text:p text:style-name="P13">and l.date_entered &gt;= now()-INTERVAL 2 YEAR</text:p>
      <text:p text:style-name="P13">and <text:s/>1 = 1;</text:p>
      <text:p text:style-name="P13"/>
      <text:p text:style-name="P2"/>
      <text:p text:style-name="P4">-<text:span text:style-name="T5">---------------------------------case <text:s/>count------------------------------------------------------------------------</text:span></text:p>
      <text:p text:style-name="P4"/>
      <text:p text:style-name="P14"><text:s/>@Query(value= "select distinct c.status_id, count(distinct c.id) from cases c left join dealer_users du on c.dealer_id = du.dealer_id "</text:p>
      <text:p text:style-name="P14"><text:s text:c="12"/>+ "where (du.user_id =:userId or c.assigned_to =:userId) "</text:p>
      <text:p text:style-name="P14"><text:s text:c="12"/>+ "group by 1 order by 1 ",nativeQuery = true)</text:p>
      <text:p text:style-name="P14"><text:s text:c="4"/>List&lt;Object[]&gt; countCaseStatus(@Param("userId") Integer userId);</text:p>
      <text:p text:style-name="P5"/>
      <text:p text:style-name="P5"/>
      <text:p text:style-name="P12">-----------------------------<text:span text:style-name="T1">Alter table query----------------------------------</text:span></text:p>
      <text:p text:style-name="P6"/>
      <text:p text:style-name="P6"/>
      <text:p text:style-name="P7">ALTER TABLE lms_06202018.cases_aud DROP COLUMN case_id;</text:p>
      <text:p text:style-name="P7"/>
      <text:p text:style-name="P8">UPDATE `lms_06202018`.`case_view_settings` SET `label`='Case ID', `property`='case.id' WHERE `id`='19';</text:p>
      <text:p text:style-name="P8"/>
      <text:p text:style-name="P9">ALTER TABLE `lms_06202018`.`cases` </text:p>
      <text:p text:style-name="P9">CHANGE COLUMN `customer_note` `customer_note` TEXT CHARACTER SET 'utf8mb4' NULL DEFAULT NULL ;</text:p>
      <text:p text:style-name="P8"/>
      <text:p text:style-name="P8"/>
      <text:p text:style-name="P10">ALTER TABLE `lms_06202018`.`cases_aud` </text:p>
      <text:p text:style-name="P10">CHANGE COLUMN `customer_note` `customer_note` TEXT CHARACTER SET 'utf8mb4' NULL DEFAULT NULL ;</text:p>
      <text:p text:style-name="P10"/>
      <text:p text:style-name="P15"><text:span text:style-name="T6">alter table case_activity drop foreign key FKjywbjie6j5c176wshl5foxdjf;</text:span></text:p>
      <text:p text:style-name="P19">update case_activity ca set ca.case_id = (select c.case_number from cases c where c.id = ca.case_id);  </text:p>
      <text:p text:style-name="P19"> alter table cases_aud drop column case_number;</text:p>
      <text:p text:style-name="P19"/>
      <text:p text:style-name="P19"><text:soft-page-break/>//incase of duplicates</text:p>
      <text:p text:style-name="P19">delete FROM cases WHERE id  IN (select B.id from (SELECT id  FROM cases GROUP BY id HAVING COUNT(case_number) &gt; 1) AS B);</text:p>
      <text:p text:style-name="P19">ALTER TABLE cases MODIFY id INT(11) NOT NULL;</text:p>
      <text:p text:style-name="P19">ALTER TABLE cases DROP PRIMARY KEY;</text:p>
      <text:p text:style-name="P19">update cases set id = case_number;</text:p>
      <text:p text:style-name="P19">ALTER TABLE cases ADD PRIMARY KEY(id);</text:p>
      <text:p text:style-name="P19">alter table cases drop column case_number;</text:p>
      <text:p text:style-name="P19">ALTER TABLE cases MODIFY COLUMN id int(11) auto_increment;</text:p>
      <text:p text:style-name="P19">ALTER TABLE case_activity ADD FOREIGN KEY (case_id) REFERENCES cases(id);</text:p>
      <text:p text:style-name="P18">ALTER TABLE `lms_06202018`.`cases_aud` </text:p>
      <text:p text:style-name="P16">ADD COLUMN `brand_vehicle_type` INT(11) NULL DEFAULT NULL AFTER `type_id`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" svg:font-family="OpenSans, Helvetica, 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0:16:43.152017117</meta:creation-date>
    <meta:generator>LibreOffice/4.2.8.2$Linux_X86_64 LibreOffice_project/420m0$Build-2</meta:generator>
    <dc:date>2018-08-28T10:26:03.867883422</dc:date>
    <meta:editing-duration>PT3M4S</meta:editing-duration>
    <meta:editing-cycles>4</meta:editing-cycles>
    <meta:document-statistic meta:table-count="0" meta:image-count="0" meta:object-count="0" meta:page-count="2" meta:paragraph-count="43" meta:word-count="340" meta:character-count="2754" meta:non-whitespace-character-count="2404"/>
  </office:meta>
</office:document-meta>
</file>